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4.2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4.2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14.2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2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805cm"/>
    </style:style>
    <style:style style:name="Table6.B" style:family="table-column">
      <style:table-column-properties style:column-width="14.2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CUADM" style:family="table">
      <style:table-properties style:width="17.013cm" fo:margin-left="0cm" table:align="left"/>
    </style:style>
    <style:style style:name="CUADM.A" style:family="table-column">
      <style:table-column-properties style:column-width="2.805cm"/>
    </style:style>
    <style:style style:name="CUADM.B" style:family="table-column">
      <style:table-column-properties style:column-width="14.208cm"/>
    </style:style>
    <style:style style:name="CUADM.A1" style:family="table-cell">
      <style:table-cell-properties fo:padding="0.097cm" fo:border-left="0.05pt solid #000000" fo:border-right="none" fo:border-top="0.05pt solid #000000" fo:border-bottom="0.05pt solid #000000"/>
    </style:style>
    <style:style style:name="CUADM.B1" style:family="table-cell">
      <style:table-cell-properties fo:padding="0.097cm" fo:border="0.05pt solid #000000"/>
    </style:style>
    <style:style style:name="CUADM.A2" style:family="table-cell">
      <style:table-cell-properties fo:padding="0.097cm" fo:border-left="0.05pt solid #000000" fo:border-right="none" fo:border-top="none" fo:border-bottom="0.05pt solid #000000"/>
    </style:style>
    <style:style style:name="CUADM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05cm"/>
    </style:style>
    <style:style style:name="Table7.B" style:family="table-column">
      <style:table-column-properties style:column-width="14.2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05cm"/>
    </style:style>
    <style:style style:name="Table8.B" style:family="table-column">
      <style:table-column-properties style:column-width="14.20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805cm"/>
    </style:style>
    <style:style style:name="Table9.B" style:family="table-column">
      <style:table-column-properties style:column-width="14.208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09a" officeooo:paragraph-rsid="0008109a"/>
    </style:style>
    <style:style style:name="P2" style:family="paragraph" style:parent-style-name="Standard">
      <style:text-properties officeooo:rsid="0008109a" officeooo:paragraph-rsid="00149ec3"/>
    </style:style>
    <style:style style:name="P3" style:family="paragraph" style:parent-style-name="Standard">
      <style:text-properties officeooo:rsid="0008109a" officeooo:paragraph-rsid="0016f517"/>
    </style:style>
    <style:style style:name="P4" style:family="paragraph" style:parent-style-name="Standard">
      <style:text-properties officeooo:rsid="0008109a" officeooo:paragraph-rsid="001cc2fa"/>
    </style:style>
    <style:style style:name="P5" style:family="paragraph" style:parent-style-name="Standard">
      <style:text-properties officeooo:rsid="000ae6f4" officeooo:paragraph-rsid="000ae6f4"/>
    </style:style>
    <style:style style:name="P6" style:family="paragraph" style:parent-style-name="Standard">
      <style:text-properties officeooo:rsid="000d5aae" officeooo:paragraph-rsid="000d5aae"/>
    </style:style>
    <style:style style:name="P7" style:family="paragraph" style:parent-style-name="Standard">
      <style:text-properties officeooo:paragraph-rsid="00149ec3"/>
    </style:style>
    <style:style style:name="P8" style:family="paragraph" style:parent-style-name="Standard">
      <style:text-properties officeooo:paragraph-rsid="0015a35b"/>
    </style:style>
    <style:style style:name="P9" style:family="paragraph" style:parent-style-name="Standard">
      <style:text-properties officeooo:rsid="000a7881" officeooo:paragraph-rsid="00218338"/>
    </style:style>
    <style:style style:name="P10" style:family="paragraph" style:parent-style-name="Standard">
      <style:text-properties officeooo:rsid="000a7881" officeooo:paragraph-rsid="0024f660"/>
    </style:style>
    <style:style style:name="P11" style:family="paragraph" style:parent-style-name="Standard">
      <style:text-properties officeooo:paragraph-rsid="001cc2fa"/>
    </style:style>
    <style:style style:name="P12" style:family="paragraph" style:parent-style-name="Standard">
      <style:text-properties officeooo:paragraph-rsid="001fed80"/>
    </style:style>
    <style:style style:name="P13" style:family="paragraph" style:parent-style-name="Standard">
      <style:text-properties officeooo:paragraph-rsid="00218338"/>
    </style:style>
    <style:style style:name="P14" style:family="paragraph" style:parent-style-name="Standard">
      <style:text-properties officeooo:paragraph-rsid="0024f660"/>
    </style:style>
    <style:style style:name="P15" style:family="paragraph" style:parent-style-name="Standard">
      <style:text-properties officeooo:paragraph-rsid="002716d9"/>
    </style:style>
    <style:style style:name="P16" style:family="paragraph" style:parent-style-name="Table_20_Contents">
      <style:text-properties officeooo:rsid="000ae6f4" officeooo:paragraph-rsid="000ae6f4"/>
    </style:style>
    <style:style style:name="P17" style:family="paragraph" style:parent-style-name="Table_20_Contents">
      <style:text-properties officeooo:rsid="000ae6f4" officeooo:paragraph-rsid="0015a35b"/>
    </style:style>
    <style:style style:name="P18" style:family="paragraph" style:parent-style-name="Table_20_Contents">
      <style:text-properties officeooo:rsid="000ae6f4" officeooo:paragraph-rsid="001fed80"/>
    </style:style>
    <style:style style:name="P19" style:family="paragraph" style:parent-style-name="Table_20_Contents">
      <style:text-properties officeooo:rsid="000ae6f4" officeooo:paragraph-rsid="00218338"/>
    </style:style>
    <style:style style:name="P20" style:family="paragraph" style:parent-style-name="Table_20_Contents">
      <style:text-properties officeooo:rsid="000ae6f4" officeooo:paragraph-rsid="0024f660"/>
    </style:style>
    <style:style style:name="P21" style:family="paragraph" style:parent-style-name="Table_20_Contents">
      <style:text-properties fo:font-weight="bold" officeooo:rsid="000ae6f4" officeooo:paragraph-rsid="000ae6f4" style:font-weight-asian="bold" style:font-weight-complex="bold"/>
    </style:style>
    <style:style style:name="P22" style:family="paragraph" style:parent-style-name="Table_20_Contents">
      <style:text-properties fo:font-weight="bold" officeooo:rsid="000ae6f4" officeooo:paragraph-rsid="0015a35b" style:font-weight-asian="bold" style:font-weight-complex="bold"/>
    </style:style>
    <style:style style:name="P23" style:family="paragraph" style:parent-style-name="Table_20_Contents">
      <style:text-properties fo:font-weight="bold" officeooo:rsid="000ae6f4" officeooo:paragraph-rsid="0016f517" style:font-weight-asian="bold" style:font-weight-complex="bold"/>
    </style:style>
    <style:style style:name="P24" style:family="paragraph" style:parent-style-name="Table_20_Contents">
      <style:text-properties fo:font-weight="bold" officeooo:rsid="000ae6f4" officeooo:paragraph-rsid="001cc2fa" style:font-weight-asian="bold" style:font-weight-complex="bold"/>
    </style:style>
    <style:style style:name="P25" style:family="paragraph" style:parent-style-name="Table_20_Contents">
      <style:text-properties fo:font-weight="bold" officeooo:rsid="000ae6f4" officeooo:paragraph-rsid="001fed80" style:font-weight-asian="bold" style:font-weight-complex="bold"/>
    </style:style>
    <style:style style:name="P26" style:family="paragraph" style:parent-style-name="Table_20_Contents">
      <style:text-properties fo:font-weight="bold" officeooo:rsid="000ae6f4" officeooo:paragraph-rsid="00218338" style:font-weight-asian="bold" style:font-weight-complex="bold"/>
    </style:style>
    <style:style style:name="P27" style:family="paragraph" style:parent-style-name="Table_20_Contents">
      <style:text-properties fo:font-weight="bold" officeooo:rsid="000ae6f4" officeooo:paragraph-rsid="0024f660" style:font-weight-asian="bold" style:font-weight-complex="bold"/>
    </style:style>
    <style:style style:name="P28" style:family="paragraph" style:parent-style-name="Table_20_Contents">
      <style:text-properties fo:font-weight="bold" officeooo:rsid="000ae6f4" officeooo:paragraph-rsid="002716d9" style:font-weight-asian="bold" style:font-weight-complex="bold"/>
    </style:style>
    <style:style style:name="P29" style:family="paragraph" style:parent-style-name="Table_20_Contents">
      <style:text-properties fo:font-weight="bold" officeooo:rsid="0010748c" officeooo:paragraph-rsid="0010748c" style:font-weight-asian="bold" style:font-weight-complex="bold"/>
    </style:style>
    <style:style style:name="P30" style:family="paragraph" style:parent-style-name="Table_20_Contents">
      <style:text-properties fo:font-weight="bold" officeooo:rsid="0010748c" officeooo:paragraph-rsid="0015a35b" style:font-weight-asian="bold" style:font-weight-complex="bold"/>
    </style:style>
    <style:style style:name="P31" style:family="paragraph" style:parent-style-name="Table_20_Contents">
      <style:text-properties fo:font-weight="bold" officeooo:rsid="0010748c" officeooo:paragraph-rsid="0016f517" style:font-weight-asian="bold" style:font-weight-complex="bold"/>
    </style:style>
    <style:style style:name="P32" style:family="paragraph" style:parent-style-name="Table_20_Contents">
      <style:text-properties fo:font-weight="bold" officeooo:rsid="0010748c" officeooo:paragraph-rsid="001cc2fa" style:font-weight-asian="bold" style:font-weight-complex="bold"/>
    </style:style>
    <style:style style:name="P33" style:family="paragraph" style:parent-style-name="Table_20_Contents">
      <style:text-properties fo:font-weight="bold" officeooo:rsid="0010748c" officeooo:paragraph-rsid="001fed80" style:font-weight-asian="bold" style:font-weight-complex="bold"/>
    </style:style>
    <style:style style:name="P34" style:family="paragraph" style:parent-style-name="Table_20_Contents">
      <style:text-properties fo:font-weight="bold" officeooo:rsid="0010748c" officeooo:paragraph-rsid="00218338" style:font-weight-asian="bold" style:font-weight-complex="bold"/>
    </style:style>
    <style:style style:name="P35" style:family="paragraph" style:parent-style-name="Table_20_Contents">
      <style:text-properties fo:font-weight="bold" officeooo:rsid="0010748c" officeooo:paragraph-rsid="0024f660" style:font-weight-asian="bold" style:font-weight-complex="bold"/>
    </style:style>
    <style:style style:name="P36" style:family="paragraph" style:parent-style-name="Table_20_Contents">
      <style:text-properties fo:font-weight="bold" officeooo:rsid="0010748c" officeooo:paragraph-rsid="002716d9" style:font-weight-asian="bold" style:font-weight-complex="bold"/>
    </style:style>
    <style:style style:name="P37" style:family="paragraph" style:parent-style-name="Table_20_Contents">
      <style:text-properties officeooo:rsid="0015a35b" officeooo:paragraph-rsid="0015a35b"/>
    </style:style>
    <style:style style:name="P38" style:family="paragraph" style:parent-style-name="Table_20_Contents">
      <style:text-properties officeooo:rsid="00182b6b" officeooo:paragraph-rsid="00182b6b"/>
    </style:style>
    <style:style style:name="P39" style:family="paragraph" style:parent-style-name="Table_20_Contents">
      <style:text-properties officeooo:rsid="00182b6b" officeooo:paragraph-rsid="001cc2fa"/>
    </style:style>
    <style:style style:name="P40" style:family="paragraph" style:parent-style-name="Table_20_Contents">
      <style:text-properties officeooo:rsid="00182b6b" officeooo:paragraph-rsid="00218338"/>
    </style:style>
    <style:style style:name="P41" style:family="paragraph" style:parent-style-name="Table_20_Contents">
      <style:text-properties officeooo:rsid="00182b6b" officeooo:paragraph-rsid="0024f660"/>
    </style:style>
    <style:style style:name="P42" style:family="paragraph" style:parent-style-name="Table_20_Contents">
      <style:text-properties officeooo:rsid="00182b6b" officeooo:paragraph-rsid="002716d9"/>
    </style:style>
    <style:style style:name="P43" style:family="paragraph" style:parent-style-name="Table_20_Contents">
      <style:text-properties officeooo:rsid="002716d9" officeooo:paragraph-rsid="002716d9"/>
    </style:style>
    <style:style style:name="P44" style:family="paragraph" style:parent-style-name="Table_20_Contents">
      <style:text-properties officeooo:rsid="0028ffea" officeooo:paragraph-rsid="0028ffea"/>
    </style:style>
    <style:style style:name="P45" style:family="paragraph" style:parent-style-name="Standard" style:list-style-name="L1">
      <style:text-properties officeooo:rsid="000ae6f4" officeooo:paragraph-rsid="000ae6f4"/>
    </style:style>
    <style:style style:name="P46" style:family="paragraph" style:parent-style-name="Standard" style:list-style-name="L2">
      <style:text-properties officeooo:paragraph-rsid="000d5aae"/>
    </style:style>
    <style:style style:name="P47" style:family="paragraph" style:parent-style-name="Standard" style:list-style-name="L2">
      <style:text-properties officeooo:rsid="000d5aae" officeooo:paragraph-rsid="000d5aae"/>
    </style:style>
    <style:style style:name="P48" style:family="paragraph" style:parent-style-name="Standard" style:list-style-name="L2">
      <style:text-properties officeooo:rsid="000a7881" officeooo:paragraph-rsid="000d5aae"/>
    </style:style>
    <style:style style:name="P49" style:family="paragraph" style:parent-style-name="Standard" style:list-style-name="L2">
      <style:text-properties officeooo:rsid="000e859b" officeooo:paragraph-rsid="000e859b"/>
    </style:style>
    <style:style style:name="P50" style:family="paragraph" style:parent-style-name="Standard" style:list-style-name="L2">
      <style:text-properties officeooo:rsid="000e859b" officeooo:paragraph-rsid="0010748c"/>
    </style:style>
    <style:style style:name="P51" style:family="paragraph" style:parent-style-name="Standard">
      <style:text-properties officeooo:paragraph-rsid="0015a35b"/>
    </style:style>
    <style:style style:name="P52" style:family="paragraph" style:parent-style-name="Standard">
      <style:text-properties officeooo:paragraph-rsid="0030e17c"/>
    </style:style>
    <style:style style:name="P53" style:family="paragraph" style:parent-style-name="Standard" style:list-style-name="L2">
      <style:text-properties officeooo:rsid="00382045" officeooo:paragraph-rsid="00382045"/>
    </style:style>
    <style:style style:name="P54" style:family="paragraph" style:parent-style-name="Standard" style:list-style-name="L2">
      <style:text-properties officeooo:rsid="003bb5f7" officeooo:paragraph-rsid="003bb5f7"/>
    </style:style>
    <style:style style:name="P55" style:family="paragraph" style:parent-style-name="Standard" style:list-style-name="L2">
      <style:text-properties officeooo:rsid="003e3c8d" officeooo:paragraph-rsid="003e3c8d"/>
    </style:style>
    <style:style style:name="P56" style:family="paragraph" style:parent-style-name="Standard" style:list-style-name="L2">
      <style:text-properties officeooo:rsid="0040019b" officeooo:paragraph-rsid="0040019b"/>
    </style:style>
    <style:style style:name="P57" style:family="paragraph" style:parent-style-name="Table_20_Contents" style:list-style-name="L3">
      <style:text-properties officeooo:rsid="00182b6b" officeooo:paragraph-rsid="00182b6b"/>
    </style:style>
    <style:style style:name="P58" style:family="paragraph" style:parent-style-name="Table_20_Contents" style:list-style-name="L3">
      <style:text-properties officeooo:rsid="00182b6b" officeooo:paragraph-rsid="001cc2fa"/>
    </style:style>
    <style:style style:name="P59" style:family="paragraph" style:parent-style-name="Table_20_Contents" style:list-style-name="L3">
      <style:text-properties officeooo:rsid="00182b6b" officeooo:paragraph-rsid="00218338"/>
    </style:style>
    <style:style style:name="P60" style:family="paragraph" style:parent-style-name="Table_20_Contents" style:list-style-name="L3">
      <style:text-properties officeooo:rsid="00182b6b" officeooo:paragraph-rsid="0024f660"/>
    </style:style>
    <style:style style:name="P61" style:family="paragraph" style:parent-style-name="Table_20_Contents" style:list-style-name="L3">
      <style:text-properties officeooo:rsid="00182b6b" officeooo:paragraph-rsid="002716d9"/>
    </style:style>
    <style:style style:name="P62" style:family="paragraph" style:parent-style-name="Table_20_Contents" style:list-style-name="L4">
      <style:text-properties officeooo:rsid="00182b6b" officeooo:paragraph-rsid="001cc2fa"/>
    </style:style>
    <style:style style:name="P63" style:family="paragraph" style:parent-style-name="Table_20_Contents" style:list-style-name="L3">
      <style:text-properties officeooo:rsid="0019ebb6" officeooo:paragraph-rsid="0019ebb6"/>
    </style:style>
    <style:style style:name="P64" style:family="paragraph" style:parent-style-name="Table_20_Contents" style:list-style-name="L3">
      <style:text-properties officeooo:rsid="001c65f7" officeooo:paragraph-rsid="001c65f7"/>
    </style:style>
    <style:style style:name="P65" style:family="paragraph" style:parent-style-name="Table_20_Contents" style:list-style-name="L3">
      <style:text-properties officeooo:rsid="001cc2fa" officeooo:paragraph-rsid="001cc2fa"/>
    </style:style>
    <style:style style:name="P66" style:family="paragraph" style:parent-style-name="Table_20_Contents" style:list-style-name="L4">
      <style:text-properties officeooo:rsid="001e3d74" officeooo:paragraph-rsid="001e3d74"/>
    </style:style>
    <style:style style:name="P67" style:family="paragraph" style:parent-style-name="Table_20_Contents" style:list-style-name="L4">
      <style:text-properties officeooo:rsid="0020ca94" officeooo:paragraph-rsid="0020ca94"/>
    </style:style>
    <style:style style:name="P68" style:family="paragraph" style:parent-style-name="Table_20_Contents" style:list-style-name="L5">
      <style:text-properties officeooo:rsid="00149ec3" officeooo:paragraph-rsid="001fed80"/>
    </style:style>
    <style:style style:name="P69" style:family="paragraph" style:parent-style-name="Table_20_Contents" style:list-style-name="L3">
      <style:text-properties officeooo:rsid="00218338" officeooo:paragraph-rsid="00218338"/>
    </style:style>
    <style:style style:name="P70" style:family="paragraph" style:parent-style-name="Table_20_Contents" style:list-style-name="L3">
      <style:text-properties officeooo:rsid="00218338" officeooo:paragraph-rsid="0024f660"/>
    </style:style>
    <style:style style:name="P71" style:family="paragraph" style:parent-style-name="Table_20_Contents" style:list-style-name="L3">
      <style:text-properties officeooo:rsid="00218338" officeooo:paragraph-rsid="003036ea"/>
    </style:style>
    <style:style style:name="P72" style:family="paragraph" style:parent-style-name="Table_20_Contents" style:list-style-name="L3">
      <style:text-properties officeooo:rsid="000ae6f4" officeooo:paragraph-rsid="000ae6f4"/>
    </style:style>
    <style:style style:name="P73" style:family="paragraph" style:parent-style-name="Table_20_Contents">
      <style:text-properties officeooo:rsid="000ae6f4" officeooo:paragraph-rsid="0030e17c"/>
    </style:style>
    <style:style style:name="P74" style:family="paragraph" style:parent-style-name="Table_20_Contents" style:list-style-name="L3">
      <style:text-properties officeooo:rsid="0015a35b" officeooo:paragraph-rsid="0015a35b"/>
    </style:style>
    <style:style style:name="P75" style:family="paragraph" style:parent-style-name="Table_20_Contents" style:list-style-name="L6">
      <style:text-properties officeooo:rsid="0015a35b" officeooo:paragraph-rsid="0015a35b"/>
    </style:style>
    <style:style style:name="P76" style:family="paragraph" style:parent-style-name="Table_20_Contents" style:list-style-name="L6">
      <style:text-properties officeooo:rsid="0015a35b" officeooo:paragraph-rsid="0030e17c"/>
    </style:style>
    <style:style style:name="P77" style:family="paragraph" style:parent-style-name="Table_20_Contents" style:list-style-name="L3">
      <style:text-properties officeooo:rsid="000bbe63" officeooo:paragraph-rsid="000bbe63"/>
    </style:style>
    <style:style style:name="P78" style:family="paragraph" style:parent-style-name="Table_20_Contents" style:list-style-name="L6">
      <style:text-properties officeooo:rsid="00162312" officeooo:paragraph-rsid="00162312"/>
    </style:style>
    <style:style style:name="P79" style:family="paragraph" style:parent-style-name="Table_20_Contents" style:list-style-name="L6">
      <style:text-properties officeooo:rsid="0016a88d" officeooo:paragraph-rsid="0016a88d"/>
    </style:style>
    <style:style style:name="P80" style:family="paragraph" style:parent-style-name="Table_20_Contents" style:list-style-name="L3">
      <style:text-properties officeooo:rsid="002716d9" officeooo:paragraph-rsid="002716d9"/>
    </style:style>
    <style:style style:name="P81" style:family="paragraph" style:parent-style-name="Table_20_Contents" style:list-style-name="L3">
      <style:text-properties officeooo:rsid="0028ffea" officeooo:paragraph-rsid="0028ffea"/>
    </style:style>
    <style:style style:name="P82" style:family="paragraph" style:parent-style-name="Table_20_Contents" style:list-style-name="L3">
      <style:text-properties officeooo:rsid="002a80bb" officeooo:paragraph-rsid="002a80bb"/>
    </style:style>
    <style:style style:name="P83" style:family="paragraph" style:parent-style-name="Table_20_Contents">
      <style:text-properties fo:font-weight="bold" officeooo:rsid="000ae6f4" officeooo:paragraph-rsid="0030e17c" style:font-weight-asian="bold" style:font-weight-complex="bold"/>
    </style:style>
    <style:style style:name="P84" style:family="paragraph" style:parent-style-name="Table_20_Contents">
      <style:text-properties fo:font-weight="bold" officeooo:rsid="0010748c" officeooo:paragraph-rsid="0030e17c" style:font-weight-asian="bold" style:font-weight-complex="bold"/>
    </style:style>
    <style:style style:name="P85" style:family="paragraph" style:parent-style-name="Table_20_Contents">
      <style:text-properties officeooo:rsid="0030e17c" officeooo:paragraph-rsid="0030e17c"/>
    </style:style>
    <style:style style:name="P86" style:family="paragraph" style:parent-style-name="Table_20_Contents" style:list-style-name="L6">
      <style:text-properties officeooo:rsid="0030e17c" officeooo:paragraph-rsid="0030e17c"/>
    </style:style>
    <style:style style:name="P87" style:family="paragraph" style:parent-style-name="Table_20_Contents" style:list-style-name="L6">
      <style:text-properties officeooo:rsid="003264e5" officeooo:paragraph-rsid="003264e5"/>
    </style:style>
    <style:style style:name="P88" style:family="paragraph" style:parent-style-name="Table_20_Contents" style:list-style-name="L6">
      <style:text-properties officeooo:rsid="0032fdf0" officeooo:paragraph-rsid="0032fdf0"/>
    </style:style>
    <style:style style:name="P89" style:family="paragraph" style:parent-style-name="Table_20_Contents" style:list-style-name="L6">
      <style:text-properties officeooo:rsid="00345ed3" officeooo:paragraph-rsid="00345ed3"/>
    </style:style>
    <style:style style:name="P90" style:family="paragraph" style:parent-style-name="Table_20_Contents" style:list-style-name="L6">
      <style:text-properties officeooo:rsid="0035320e" officeooo:paragraph-rsid="0035320e"/>
    </style:style>
    <style:style style:name="P91" style:family="paragraph" style:parent-style-name="Table_20_Contents">
      <style:text-properties officeooo:rsid="00382045" officeooo:paragraph-rsid="00382045"/>
    </style:style>
    <style:style style:name="P92" style:family="paragraph" style:parent-style-name="Table_20_Contents">
      <style:text-properties officeooo:rsid="003a82d4" officeooo:paragraph-rsid="003a82d4"/>
    </style:style>
    <style:style style:name="T1" style:family="text">
      <style:text-properties officeooo:rsid="000bbe63"/>
    </style:style>
    <style:style style:name="T2" style:family="text">
      <style:text-properties officeooo:rsid="000d5aae"/>
    </style:style>
    <style:style style:name="T3" style:family="text">
      <style:text-properties officeooo:rsid="0010748c"/>
    </style:style>
    <style:style style:name="T4" style:family="text">
      <style:text-properties officeooo:rsid="0013d3cb"/>
    </style:style>
    <style:style style:name="T5" style:family="text">
      <style:text-properties officeooo:rsid="00149ec3"/>
    </style:style>
    <style:style style:name="T6" style:family="text">
      <style:text-properties officeooo:rsid="0015a35b"/>
    </style:style>
    <style:style style:name="T7" style:family="text">
      <style:text-properties officeooo:rsid="001cc2fa"/>
    </style:style>
    <style:style style:name="T8" style:family="text">
      <style:text-properties officeooo:rsid="001e3d74"/>
    </style:style>
    <style:style style:name="T9" style:family="text">
      <style:text-properties officeooo:rsid="001e6ab3"/>
    </style:style>
    <style:style style:name="T10" style:family="text">
      <style:text-properties officeooo:rsid="001fed80"/>
    </style:style>
    <style:style style:name="T11" style:family="text">
      <style:text-properties officeooo:rsid="00218338"/>
    </style:style>
    <style:style style:name="T12" style:family="text">
      <style:text-properties officeooo:rsid="00222650"/>
    </style:style>
    <style:style style:name="T13" style:family="text">
      <style:text-properties officeooo:rsid="0024f660"/>
    </style:style>
    <style:style style:name="T14" style:family="text">
      <style:text-properties officeooo:rsid="002716d9"/>
    </style:style>
    <style:style style:name="T15" style:family="text">
      <style:text-properties officeooo:rsid="002db649"/>
    </style:style>
    <style:style style:name="T16" style:family="text">
      <style:text-properties officeooo:rsid="003036ea"/>
    </style:style>
    <style:style style:name="T17" style:family="text">
      <style:text-properties officeooo:rsid="0030e17c"/>
    </style:style>
    <style:style style:name="T18" style:family="text">
      <style:text-properties officeooo:rsid="003264e5"/>
    </style:style>
    <style:style style:name="T19" style:family="text">
      <style:text-properties officeooo:rsid="00345ed3"/>
    </style:style>
    <style:style style:name="T20" style:family="text">
      <style:text-properties officeooo:rsid="0035320e"/>
    </style:style>
    <style:style style:name="T21" style:family="text">
      <style:text-properties officeooo:rsid="003639d1"/>
    </style:style>
    <style:style style:name="T22" style:family="text">
      <style:text-properties officeooo:rsid="0037a7a9"/>
    </style:style>
    <style:style style:name="T23" style:family="text">
      <style:text-properties officeooo:rsid="00382045"/>
    </style:style>
    <style:style style:name="T24" style:family="text">
      <style:text-properties officeooo:rsid="003a1d8c"/>
    </style:style>
    <style:style style:name="T25" style:family="text">
      <style:text-properties officeooo:rsid="003a82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quisitos do Sistema PPGCCMC-Bolsas</text:p>
      <text:p text:style-name="P1"/>
      <text:h text:style-name="Heading_20_1" text:outline-level="1">Casos de Uso</text:h>
      <text:p text:style-name="P1"/>
      <text:h text:style-name="Heading_20_2" text:outline-level="2">Lista de Atores</text:h>
      <text:p text:style-name="P5"/>
      <text:list xml:id="list4100743293624093755" text:style-name="L1">
        <text:list-item>
          <text:p text:style-name="P45">Administrador</text:p>
        </text:list-item>
        <text:list-item>
          <text:p text:style-name="P45">Aluno</text:p>
        </text:list-item>
      </text:list>
      <text:p text:style-name="P5"/>
      <text:h text:style-name="Heading_20_2" text:outline-level="2">Lista de Casos de Uso por <text:span text:style-name="T25">Ator</text:span></text:h>
      <text:p text:style-name="P6"/>
      <text:list xml:id="list2606869349496571969" text:style-name="L2">
        <text:list-item>
          <text:p text:style-name="P47">Administrador</text:p>
          <text:list>
            <text:list-item>
              <text:p text:style-name="P46"><text:span text:style-name="T2">(UC-01) Cadastrar chamada</text:span></text:p>
            </text:list-item>
            <text:list-item>
              <text:p text:style-name="P47">(<text:span text:style-name="T24">UC-02</text:span>) Cadastrar administrador</text:p>
            </text:list-item>
            <text:list-item>
              <text:p text:style-name="P47">(<text:span text:style-name="T24">UC-03</text:span>) Autenticar-se</text:p>
            </text:list-item>
            <text:list-item>
              <text:p text:style-name="P48"><text:span text:style-name="T2">(UC-04) Importar</text:span> Classificação de Periódicos (QUALIS)</text:p>
            </text:list-item>
            <text:list-item>
              <text:p text:style-name="P48"><text:span text:style-name="T2">(UC-05) Importar</text:span> Classificação de Eventos (QUALIS)</text:p>
            </text:list-item>
            <text:list-item>
              <text:p text:style-name="P49">(<text:span text:style-name="T24">UC-11</text:span>) Validar inscrição</text:p>
            </text:list-item>
            <text:list-item>
              <text:p text:style-name="P50">(<text:span text:style-name="T24">UC-12</text:span>) Validar pontuação<text:span text:style-name="T3"> atribuída automaticamente</text:span></text:p>
            </text:list-item>
            <text:list-item>
              <text:p text:style-name="P53">(UC-13) Importar Classificação de Periódicos (JCR)</text:p>
            </text:list-item>
            <text:list-item>
              <text:p text:style-name="P54">(UC-14) Criar modelo de fórmula</text:p>
            </text:list-item>
            <text:list-item>
              <text:p text:style-name="P55">(UC-15) Validar comprovante de projeto FAPESP</text:p>
            </text:list-item>
            <text:list-item>
              <text:p text:style-name="P55">(UC-16) Criar modelo de processo de chamada</text:p>
            </text:list-item>
            <text:list-item>
              <text:p text:style-name="P56">(UC-18) Importar dados de pontuação</text:p>
            </text:list-item>
          </text:list>
        </text:list-item>
        <text:list-item>
          <text:p text:style-name="P47">Aluno</text:p>
          <text:list>
            <text:list-item>
              <text:p text:style-name="P47">(<text:span text:style-name="T24">UC-06</text:span>) Registrar-se</text:p>
            </text:list-item>
            <text:list-item>
              <text:p text:style-name="P47">(<text:span text:style-name="T24">UC-03</text:span>) Autenticar-se</text:p>
            </text:list-item>
            <text:list-item>
              <text:p text:style-name="P47">(<text:span text:style-name="T24">UC-07</text:span>) Inscrever-se em chamada</text:p>
            </text:list-item>
            <text:list-item>
              <text:p text:style-name="P47">(<text:span text:style-name="T24">UC-08</text:span>) Cadastrar publicações</text:p>
            </text:list-item>
            <text:list-item>
              <text:p text:style-name="P47">(UC-<text:span text:style-name="T10">09</text:span>) Inserir comprovante de projeto FAPESP habilitado</text:p>
            </text:list-item>
            <text:list-item>
              <text:p text:style-name="P56">(UC-17) Contestar pontuação atribuída a critério</text:p>
            </text:list-item>
          </text:list>
        </text:list-item>
      </text:list>
      <text:p text:style-name="P1"/>
      <text:h text:style-name="Heading_20_2" text:outline-level="2"><text:span text:style-name="T2">Descrição dos </text:span>Casos de Uso </text:h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ID</text:p>
          </table:table-cell>
          <table:table-cell table:style-name="Table3.B1" office:value-type="string">
            <text:p text:style-name="P92">UC-01</text:p>
          </table:table-cell>
        </table:table-row>
        <table:table-row>
          <table:table-cell table:style-name="Table3.A2" office:value-type="string">
            <text:p text:style-name="P23">Nome</text:p>
          </table:table-cell>
          <table:table-cell table:style-name="Table3.B2" office:value-type="string">
            <text:p text:style-name="P38">Cadastrar chamada</text:p>
          </table:table-cell>
        </table:table-row>
        <table:table-row>
          <table:table-cell table:style-name="Table3.A2" office:value-type="string">
            <text:p text:style-name="P23">Ator(es)</text:p>
          </table:table-cell>
          <table:table-cell table:style-name="Table3.B2" office:value-type="string">
            <text:p text:style-name="P38">Administrador</text:p>
          </table:table-cell>
        </table:table-row>
        <table:table-row>
          <table:table-cell table:style-name="Table3.A2" office:value-type="string">
            <text:p text:style-name="P23">Pré-condições</text:p>
          </table:table-cell>
          <table:table-cell table:style-name="Table3.B2" office:value-type="string">
            <text:p text:style-name="P91">O administrador deve estar autenticado no sistema</text:p>
          </table:table-cell>
        </table:table-row>
        <text:soft-page-break/>
        <table:table-row>
          <table:table-cell table:style-name="Table3.A2" office:value-type="string">
            <text:p text:style-name="P31"><text:span text:style-name="T4">Fluxo </text:span>principal</text:p>
          </table:table-cell>
          <table:table-cell table:style-name="Table3.B2" office:value-type="string">
            <text:list xml:id="list22407819147585351" text:style-name="L3">
              <text:list-item>
                <text:p text:style-name="P57">O administrador acessa a página de criação de chamadas</text:p>
              </text:list-item>
              <text:list-item>
                <text:p text:style-name="P57">Preenche as informações necessárias para realizar a chamada:</text:p>
                <text:list>
                  <text:list-item>
                    <text:p text:style-name="P57">Modalidade (ME|DO)</text:p>
                  </text:list-item>
                  <text:list-item>
                    <text:p text:style-name="P57">Prazo de inscrição</text:p>
                  </text:list-item>
                  <text:list-item>
                    <text:p text:style-name="P63">Informações básicas sobre a chamada (seria como o corpo do e-mail das chamadas atuais)</text:p>
                  </text:list-item>
                  <text:list-item>
                    <text:p text:style-name="P63">Regras da chamada (anexo PDF)</text:p>
                  </text:list-item>
                </text:list>
              </text:list-item>
              <text:list-item>
                <text:p text:style-name="P64">O administrador submete a chamada</text:p>
              </text:list-item>
              <text:list-item>
                <text:p text:style-name="P65">O sistema gera <text:span text:style-name="T8">um</text:span> código identificador da chamada com base na modalidade, mês, ano <text:span text:style-name="T8">e contador de chamadas semelhantes</text:span>: e.g., DO-08-2016-01; <text:span text:style-name="T8">ME-08-2016-02</text:span>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ID</text:p>
          </table:table-cell>
          <table:table-cell table:style-name="Table4.B1" office:value-type="string">
            <text:p text:style-name="P92"><text:bookmark-start text:name="UC-02"/>U<text:bookmark-end text:name="UC-02"/>C-02</text:p>
          </table:table-cell>
        </table:table-row>
        <table:table-row>
          <table:table-cell table:style-name="Table4.A2" office:value-type="string">
            <text:p text:style-name="P24">Nome</text:p>
          </table:table-cell>
          <table:table-cell table:style-name="Table4.B2" office:value-type="string">
            <text:p text:style-name="P39">Cadastrar <text:span text:style-name="T7">administrador</text:span></text:p>
          </table:table-cell>
        </table:table-row>
        <table:table-row>
          <table:table-cell table:style-name="Table4.A2" office:value-type="string">
            <text:p text:style-name="P24">Ator(es)</text:p>
          </table:table-cell>
          <table:table-cell table:style-name="Table4.B2" office:value-type="string">
            <text:p text:style-name="P39">Administrador</text:p>
          </table:table-cell>
        </table:table-row>
        <table:table-row>
          <table:table-cell table:style-name="Table4.A2" office:value-type="string">
            <text:p text:style-name="P24">Pré-condições</text:p>
          </table:table-cell>
          <table:table-cell table:style-name="Table4.B2" office:value-type="string">
            <text:p text:style-name="P91">O administrador deve estar autenticado no sistema</text:p>
          </table:table-cell>
        </table:table-row>
        <table:table-row>
          <table:table-cell table:style-name="Table4.A2" office:value-type="string">
            <text:p text:style-name="P32"><text:span text:style-name="T4">Fluxo </text:span>principal</text:p>
          </table:table-cell>
          <table:table-cell table:style-name="Table4.B2" office:value-type="string">
            <text:list xml:id="list120138001104186085" text:style-name="L4">
              <text:list-item>
                <text:p text:style-name="P62">O administrador acessa a página de cadastro de administradores</text:p>
              </text:list-item>
              <text:list-item>
                <text:p text:style-name="P66">Preenche as informações necessárias para realizar o cadastro:</text:p>
                <text:list>
                  <text:list-item>
                    <text:p text:style-name="P66">Nome completo</text:p>
                  </text:list-item>
                  <text:list-item>
                    <text:p text:style-name="P66">Sexo</text:p>
                  </text:list-item>
                  <text:list-item>
                    <text:p text:style-name="P66">NUSP</text:p>
                  </text:list-item>
                  <text:list-item>
                    <text:p text:style-name="P67">Senha</text:p>
                  </text:list-item>
                  <text:list-item>
                    <text:p text:style-name="P66">Email</text:p>
                  </text:list-item>
                  <text:list-item>
                    <text:p text:style-name="P66">Função (Coordenador <text:span text:style-name="T9">(0)</text:span> &gt; Funcionário <text:span text:style-name="T9">(1)</text:span>, RD <text:span text:style-name="T9">(2)</text:span>)</text:p>
                  </text:list-item>
                </text:list>
              </text:list-item>
              <text:list-item>
                <text:p text:style-name="P66">O administrador submete o formulário e é redirecionado para a página de gerenciamento de administradores</text:p>
              </text:list-item>
            </text:list>
            <text:list xml:id="list232910598700717" text:continue-list="list22407819147585351" text:style-name="L3">
              <text:list-header>
                <text:p text:style-name="P58"/>
              </text:list-header>
            </text:list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ID</text:p>
          </table:table-cell>
          <table:table-cell table:style-name="Table5.B1" office:value-type="string">
            <text:p text:style-name="P92">UC-03</text:p>
          </table:table-cell>
        </table:table-row>
        <table:table-row>
          <table:table-cell table:style-name="Table5.A2" office:value-type="string">
            <text:p text:style-name="P25">Nome</text:p>
          </table:table-cell>
          <table:table-cell table:style-name="Table5.B2" office:value-type="string">
            <text:p text:style-name="P18"><text:span text:style-name="T5">Autenticar</text:span>-se</text:p>
          </table:table-cell>
        </table:table-row>
        <table:table-row>
          <table:table-cell table:style-name="Table5.A2" office:value-type="string">
            <text:p text:style-name="P25">Ator(es)</text:p>
          </table:table-cell>
          <table:table-cell table:style-name="Table5.B2" office:value-type="string">
            <text:p text:style-name="P18">Aluno</text:p>
          </table:table-cell>
        </table:table-row>
        <table:table-row>
          <table:table-cell table:style-name="Table5.A2" office:value-type="string">
            <text:p text:style-name="P25">Pré-condições</text:p>
          </table:table-cell>
          <table:table-cell table:style-name="Table5.B2" office:value-type="string">
            <text:p text:style-name="P18">O aluno não possui nenhuma sessão autenticada ativa no navegador</text:p>
          </table:table-cell>
        </table:table-row>
        <table:table-row>
          <table:table-cell table:style-name="Table5.A2" office:value-type="string">
            <text:p text:style-name="P33"><text:span text:style-name="T4">Fluxo </text:span>principal</text:p>
          </table:table-cell>
          <table:table-cell table:style-name="Table5.B2" office:value-type="string">
            <text:list xml:id="list6501214301205367085" text:style-name="L5">
              <text:list-item>
                <text:p text:style-name="P68">O <text:span text:style-name="T23">aluno</text:span> acessa a página de login</text:p>
              </text:list-item>
              <text:list-item>
                <text:p text:style-name="P68">Preenche as informações necessárias para se autenticar:</text:p>
                <text:list>
                  <text:list-item>
                    <text:p text:style-name="P68">NUSP</text:p>
                  </text:list-item>
                  <text:list-item>
                    <text:p text:style-name="P68">Senha</text:p>
                  </text:list-item>
                </text:list>
              </text:list-item>
              <text:list-item>
                <text:p text:style-name="P68">O <text:span text:style-name="T23">aluno</text:span> é redirecionado para a página principal do sistema</text:p>
              </text:list-item>
            </text:list>
          </table:table-cell>
        </table:table-row>
      </table:table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ID</text:p>
          </table:table-cell>
          <table:table-cell table:style-name="Table1.B1" office:value-type="string">
            <text:p text:style-name="P92">UC-04</text:p>
          </table:table-cell>
        </table:table-row>
        <table:table-row>
          <table:table-cell table:style-name="Table1.A2" office:value-type="string">
            <text:p text:style-name="P26">Nome</text:p>
          </table:table-cell>
          <table:table-cell table:style-name="Table1.B2" office:value-type="string">
            <text:p text:style-name="P9"><text:span text:style-name="T11">Importar</text:span> Classificação de Periódicos (QUALIS)</text:p>
          </table:table-cell>
        </table:table-row>
        <table:table-row>
          <table:table-cell table:style-name="Table1.A2" office:value-type="string">
            <text:p text:style-name="P26">Ator(es)</text:p>
          </table:table-cell>
          <table:table-cell table:style-name="Table1.B2" office:value-type="string">
            <text:p text:style-name="P40">Administrador</text:p>
          </table:table-cell>
        </table:table-row>
        <table:table-row>
          <table:table-cell table:style-name="Table1.A2" office:value-type="string">
            <text:p text:style-name="P26">Pré-condições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34"><text:span text:style-name="T4">Fluxo </text:span><text:soft-page-break/>principal</text:p>
          </table:table-cell>
          <table:table-cell table:style-name="Table1.B2" office:value-type="string">
            <text:list xml:id="list232912156637957" text:continue-list="list232910598700717" text:style-name="L3">
              <text:list-item text:start-value="1">
                <text:p text:style-name="P59">O administrador acessa a página de <text:span text:style-name="T11">importação de classificações QUALIS </text:span><text:soft-page-break/><text:span text:style-name="T11">de periódicos</text:span></text:p>
              </text:list-item>
              <text:list-item>
                <text:p text:style-name="P69">Indica o ano referência da classificação que será importada</text:p>
              </text:list-item>
              <text:list-item>
                <text:p text:style-name="P69">Faz upload do arquivo de classificação de todas as áreas exportado pela plataforma Sucupira da CAPES:</text:p>
                <text:list>
                  <text:list-item>
                    <text:p text:style-name="P71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69">A codificação do arquivo deve ser UTF-8</text:p>
                  </text:list-item>
                  <text:list-item>
                    <text:p text:style-name="P69">A ordem dos dados das colunas deve ser: ISSN, Título, Área de Avaliação, Estrato</text:p>
                  </text:list-item>
                  <text:list-item>
                    <text:p text:style-name="P69">A primeira linha será ignorada (manter cabeçalho)</text:p>
                  </text:list-item>
                </text:list>
              </text:list-item>
              <text:list-item>
                <text:p text:style-name="P69">O sistema apresenta os dados do arquivo no formato de tabela para conferência</text:p>
              </text:list-item>
              <text:list-item>
                <text:p text:style-name="P69">O Administrador submete a classificação para processamento do sistema (inserção dos dados nas tabelas adequadas)</text:p>
              </text:list-item>
              <text:list-item>
                <text:p text:style-name="P69">O sistema reporta <text:span text:style-name="T12">as alterações feitas na base de dados (inclusão de periódico e inclusão de estrato para periódico)</text:span></text:p>
              </text:list-item>
            </text:list>
          </table:table-cell>
        </table:table-row>
      </table:table>
      <text:p text:style-name="P13"/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ID</text:p>
          </table:table-cell>
          <table:table-cell table:style-name="Table6.B1" office:value-type="string">
            <text:p text:style-name="P92">UC-05</text:p>
          </table:table-cell>
        </table:table-row>
        <table:table-row>
          <table:table-cell table:style-name="Table6.A2" office:value-type="string">
            <text:p text:style-name="P27">Nome</text:p>
          </table:table-cell>
          <table:table-cell table:style-name="Table6.B2" office:value-type="string">
            <text:p text:style-name="P10"><text:span text:style-name="T2">Importar</text:span> Classificação de Eventos (QUALIS)</text:p>
          </table:table-cell>
        </table:table-row>
        <table:table-row>
          <table:table-cell table:style-name="Table6.A2" office:value-type="string">
            <text:p text:style-name="P27">Ator(es)</text:p>
          </table:table-cell>
          <table:table-cell table:style-name="Table6.B2" office:value-type="string">
            <text:p text:style-name="P41">Administrador</text:p>
          </table:table-cell>
        </table:table-row>
        <table:table-row>
          <table:table-cell table:style-name="Table6.A2" office:value-type="string">
            <text:p text:style-name="P27">Pré-condições</text:p>
          </table:table-cell>
          <table:table-cell table:style-name="Table6.B2" office:value-type="string">
            <text:p text:style-name="P20"/>
          </table:table-cell>
        </table:table-row>
        <table:table-row>
          <table:table-cell table:style-name="Table6.A2" office:value-type="string">
            <text:p text:style-name="P35"><text:span text:style-name="T4">Fluxo </text:span>principal</text:p>
          </table:table-cell>
          <table:table-cell table:style-name="Table6.B2" office:value-type="string">
            <text:list xml:id="list232910340302451" text:continue-list="list232912156637957" text:style-name="L3">
              <text:list-item text:start-value="1">
                <text:p text:style-name="P60">O administrador acessa a página de <text:span text:style-name="T11">importação de classificações QUALIS de eventos</text:span></text:p>
              </text:list-item>
              <text:list-item>
                <text:p text:style-name="P70">Indica o ano referência da classificação que será importada</text:p>
              </text:list-item>
              <text:list-item>
                <text:p text:style-name="P70">Faz upload do arquivo de classificação de todas as áreas:</text:p>
                <text:list>
                  <text:list-item>
                    <text:p text:style-name="P70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70">A codificação do arquivo deve ser UTF-8</text:p>
                  </text:list-item>
                  <text:list-item>
                    <text:p text:style-name="P70">A ordem dos dados das colunas deve ser: <text:span text:style-name="T13">Sigla</text:span>, <text:span text:style-name="T13">Nome</text:span>, <text:span text:style-name="T13">Índice-H</text:span>, Estrato</text:p>
                  </text:list-item>
                  <text:list-item>
                    <text:p text:style-name="P70">A primeira linha será ignorada (manter cabeçalho)</text:p>
                  </text:list-item>
                </text:list>
              </text:list-item>
              <text:list-item>
                <text:p text:style-name="P70">O sistema apresenta os dados do arquivo no formato de tabela para conferência</text:p>
              </text:list-item>
              <text:list-item>
                <text:p text:style-name="P70">O Administrador submete a classificação para processamento do sistema (inserção dos dados nas tabelas adequadas)</text:p>
              </text:list-item>
              <text:list-item>
                <text:p text:style-name="P70">O sistema reporta <text:span text:style-name="T12">as alterações feitas na base de dados (inclusão de evento e inclusão de estrato para evento)</text:span></text:p>
              </text:list-item>
            </text:list>
          </table:table-cell>
        </table:table-row>
      </table:table>
      <text:p text:style-name="P14"/>
      <table:table table:name="CUADM" table:style-name="CUADM">
        <table:table-column table:style-name="CUADM.A"/>
        <table:table-column table:style-name="CUADM.B"/>
        <table:table-row>
          <table:table-cell table:style-name="CUADM.A1" office:value-type="string">
            <text:p text:style-name="P21">ID</text:p>
          </table:table-cell>
          <table:table-cell table:style-name="CUADM.B1" office:value-type="string">
            <text:p text:style-name="P92">UC-06</text:p>
          </table:table-cell>
        </table:table-row>
        <table:table-row>
          <table:table-cell table:style-name="CUADM.A2" office:value-type="string">
            <text:p text:style-name="P21">Nome</text:p>
          </table:table-cell>
          <table:table-cell table:style-name="CUADM.B2" office:value-type="string">
            <text:p text:style-name="P16">Registrar-se</text:p>
          </table:table-cell>
        </table:table-row>
        <table:table-row>
          <table:table-cell table:style-name="CUADM.A2" office:value-type="string">
            <text:p text:style-name="P21">Ator(es)</text:p>
          </table:table-cell>
          <table:table-cell table:style-name="CUADM.B2" office:value-type="string">
            <text:p text:style-name="P16">Aluno</text:p>
          </table:table-cell>
        </table:table-row>
        <table:table-row>
          <table:table-cell table:style-name="CUADM.A2" office:value-type="string">
            <text:p text:style-name="P21">Pré-condições</text:p>
          </table:table-cell>
          <table:table-cell table:style-name="CUADM.B2" office:value-type="string">
            <text:p text:style-name="P16">O aluno não possui nenhuma sessão autenticada ativa no navegador</text:p>
          </table:table-cell>
        </table:table-row>
        <table:table-row>
          <table:table-cell table:style-name="CUADM.A2" office:value-type="string">
            <text:p text:style-name="P29"><text:span text:style-name="T4">Fluxo </text:span>principal</text:p>
          </table:table-cell>
          <table:table-cell table:style-name="CUADM.B2" office:value-type="string">
            <text:list xml:id="list232911414555877" text:continue-list="list232910340302451" text:style-name="L3">
              <text:list-item text:start-value="1">
                <text:p text:style-name="P72">O aluno acessa a página de cadastro</text:p>
              </text:list-item>
              <text:list-item>
                <text:p text:style-name="P72">Preenche as informações necessárias para realizar o cadastro:</text:p>
                <text:list>
                  <text:list-item>
                    <text:p text:style-name="P72">Nome completo</text:p>
                  </text:list-item>
                  <text:list-item>
                    <text:p text:style-name="P72">Sexo</text:p>
                  </text:list-item>
                  <text:list-item>
                    <text:p text:style-name="P74">Link do Lattes</text:p>
                  </text:list-item>
                  <text:list-item>
                    <text:p text:style-name="P72"><text:soft-page-break/>NUSP</text:p>
                  </text:list-item>
                  <text:list-item>
                    <text:p text:style-name="P72">Email <text:span text:style-name="T1">institucional (USP)</text:span></text:p>
                  </text:list-item>
                  <text:list-item>
                    <text:p text:style-name="P77">Email alternativo</text:p>
                  </text:list-item>
                  <text:list-item>
                    <text:p text:style-name="P72">Tipo de aluno (ME|DO)</text:p>
                  </text:list-item>
                  <text:list-item>
                    <text:p text:style-name="P72">Data de matrícula</text:p>
                  </text:list-item>
                  <text:list-item>
                    <text:p text:style-name="P77">(…)</text:p>
                  </text:list-item>
                </text:list>
              </text:list-item>
              <text:list-item>
                <text:p text:style-name="P77"><text:span text:style-name="T5">O aluno s</text:span>ubmete o formulári<text:span text:style-name="T4">o e é redirecionado para uma página que informa os procedimentos necessários para concluir o cadastro</text:span></text:p>
              </text:list-item>
            </text:list>
          </table:table-cell>
        </table:table-row>
      </table:table>
      <text:p text:style-name="P2"/>
      <text:p text:style-name="P7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ID</text:p>
          </table:table-cell>
          <table:table-cell table:style-name="Table2.B1" office:value-type="string">
            <text:p text:style-name="P92">UC-07</text:p>
          </table:table-cell>
        </table:table-row>
        <table:table-row>
          <table:table-cell table:style-name="Table2.A2" office:value-type="string">
            <text:p text:style-name="P22">Nome</text:p>
          </table:table-cell>
          <table:table-cell table:style-name="Table2.B2" office:value-type="string">
            <text:p text:style-name="P37">Inscrever-se em chamada</text:p>
          </table:table-cell>
        </table:table-row>
        <table:table-row>
          <table:table-cell table:style-name="Table2.A2" office:value-type="string">
            <text:p text:style-name="P22">Ator(es)</text:p>
          </table:table-cell>
          <table:table-cell table:style-name="Table2.B2" office:value-type="string">
            <text:p text:style-name="P17">Aluno</text:p>
          </table:table-cell>
        </table:table-row>
        <table:table-row>
          <table:table-cell table:style-name="Table2.A2" office:value-type="string">
            <text:p text:style-name="P22">Pré-condições</text:p>
          </table:table-cell>
          <table:table-cell table:style-name="Table2.B2" office:value-type="string">
            <text:p text:style-name="P17">O aluno não possui <text:span text:style-name="T6">inscrição na chamada em que realizará inscrição</text:span></text:p>
          </table:table-cell>
        </table:table-row>
        <table:table-row>
          <table:table-cell table:style-name="Table2.A2" office:value-type="string">
            <text:p text:style-name="P30"><text:span text:style-name="T4">Fluxo </text:span>principal</text:p>
          </table:table-cell>
          <table:table-cell table:style-name="Table2.B2" office:value-type="string">
            <text:list xml:id="list6144708348985941140" text:style-name="L6">
              <text:list-item>
                <text:p text:style-name="P75">O aluno seleciona a chamada em que deseja se inscrever</text:p>
              </text:list-item>
              <text:list-item>
                <text:p text:style-name="P78">O sistema apresenta as regras e critérios de classificação para bolsa <text:span text:style-name="T15">institucional</text:span></text:p>
              </text:list-item>
              <text:list-item>
                <text:p text:style-name="P78">O aluno confirma que leu e concorda com as regras e critérios adotados</text:p>
              </text:list-item>
              <text:list-item>
                <text:p text:style-name="P79">O aluno seleciona as publicações que devem ser consideradas para aquela chamada</text:p>
              </text:list-item>
              <text:list-item>
                <text:p text:style-name="P79">O aluno submete sua inscrição</text:p>
              </text:list-item>
            </text:list>
          </table:table-cell>
        </table:table-row>
      </table:table>
      <text:p text:style-name="P8"/>
      <text:p text:style-name="P5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3">ID</text:p>
          </table:table-cell>
          <table:table-cell table:style-name="Table9.B1" office:value-type="string">
            <text:p text:style-name="P92">UC-08</text:p>
          </table:table-cell>
        </table:table-row>
        <table:table-row>
          <table:table-cell table:style-name="Table9.A2" office:value-type="string">
            <text:p text:style-name="P83">Nome</text:p>
          </table:table-cell>
          <table:table-cell table:style-name="Table9.B2" office:value-type="string">
            <text:p text:style-name="P85">Cadastrar publicações</text:p>
          </table:table-cell>
        </table:table-row>
        <table:table-row>
          <table:table-cell table:style-name="Table9.A2" office:value-type="string">
            <text:p text:style-name="P83">Ator(es)</text:p>
          </table:table-cell>
          <table:table-cell table:style-name="Table9.B2" office:value-type="string">
            <text:p text:style-name="P73">Aluno</text:p>
          </table:table-cell>
        </table:table-row>
        <table:table-row>
          <table:table-cell table:style-name="Table9.A2" office:value-type="string">
            <text:p text:style-name="P83">Pré-condições</text:p>
          </table:table-cell>
          <table:table-cell table:style-name="Table9.B2" office:value-type="string">
            <text:p text:style-name="P85">O aluno está autenticado no sistema; <text:span text:style-name="T19">não há nenhuma outra publicação do aluno com o mesmo título ou doi</text:span></text:p>
          </table:table-cell>
        </table:table-row>
        <table:table-row>
          <table:table-cell table:style-name="Table9.A2" office:value-type="string">
            <text:p text:style-name="P84"><text:span text:style-name="T4">Fluxo </text:span>principal</text:p>
          </table:table-cell>
          <table:table-cell table:style-name="Table9.B2" office:value-type="string">
            <text:list xml:id="list232910794269365" text:continue-list="list6144708348985941140" text:style-name="L6">
              <text:list-item text:start-value="1">
                <text:p text:style-name="P76">O aluno seleciona a <text:span text:style-name="T17">opção de inserir suas publicações no sistema</text:span></text:p>
              </text:list-item>
              <text:list-item>
                <text:p text:style-name="P86">O aluno seleciona o tipo de publicação que deseja inserir:</text:p>
                <text:list>
                  <text:list-item>
                    <text:p text:style-name="P86">Publicação em periódico científico; <text:span text:style-name="T18">ou</text:span></text:p>
                  </text:list-item>
                  <text:list-item>
                    <text:p text:style-name="P86">Publicação em evento científico (workshop ou conferência); <text:span text:style-name="T18">ou</text:span></text:p>
                  </text:list-item>
                  <text:list-item>
                    <text:p text:style-name="P86">Capítulo de livro.</text:p>
                  </text:list-item>
                </text:list>
              </text:list-item>
              <text:list-item>
                <text:p text:style-name="P87">Caso esteja pré-cadastrado no sistema, o aluno seleciona o periódico ou evento; se não, Incluir caso de uso UC-13.</text:p>
              </text:list-item>
              <text:list-item>
                <text:p text:style-name="P89">O aluno informa se a publicação já foi publicada ou apenas aceita para publicação.</text:p>
              </text:list-item>
              <text:list-item>
                <text:p text:style-name="P88">O aluno informa alguns dados referentes à publicação:</text:p>
                <text:list>
                  <text:list-item>
                    <text:p text:style-name="P88">Para todas: Título, <text:span text:style-name="T20">quantidade de páginas, </text:span>data de notificação de aceite, data de publicação <text:span text:style-name="T19">(se já foi publicado)</text:span>, doi (se houver), link para a publicação em base indexadora (se houver)</text:p>
                  </text:list-item>
                </text:list>
              </text:list-item>
              <text:list-item>
                <text:p text:style-name="P90">Por fim o aluno deve anexar e-mail <text:span text:style-name="T21">referente ao </text:span>aceite da publicação <text:span text:style-name="T22">em formato de impressão PDF.</text:span></text:p>
              </text:list-item>
            </text:list>
          </table:table-cell>
        </table:table-row>
      </table:table>
      <text:p text:style-name="P52"/>
      <text:p text:style-name="P52"/>
      <text:p text:style-name="P1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28">ID</text:p>
          </table:table-cell>
          <table:table-cell table:style-name="Table7.B1" office:value-type="string">
            <text:p text:style-name="P92">UC-11</text:p>
          </table:table-cell>
        </table:table-row>
        <table:table-row>
          <table:table-cell table:style-name="Table7.A2" office:value-type="string">
            <text:p text:style-name="P28">Nome</text:p>
          </table:table-cell>
          <table:table-cell table:style-name="Table7.B2" office:value-type="string">
            <text:p text:style-name="P43">Validar inscrição</text:p>
          </table:table-cell>
        </table:table-row>
        <table:table-row>
          <table:table-cell table:style-name="Table7.A2" office:value-type="string">
            <text:p text:style-name="P28">Ator(es)</text:p>
          </table:table-cell>
          <table:table-cell table:style-name="Table7.B2" office:value-type="string">
            <text:p text:style-name="P42">Administrador</text:p>
          </table:table-cell>
        </table:table-row>
        <table:table-row>
          <table:table-cell table:style-name="Table7.A2" office:value-type="string">
            <text:p text:style-name="P28">Pré-condições</text:p>
          </table:table-cell>
          <table:table-cell table:style-name="Table7.B2" office:value-type="string">
            <text:p text:style-name="P43">Existe uma chamada aberta no estado “aguardando validação das inscrições” <text:span text:style-name="T15">com, pelo menos, uma</text:span> inscrição sem validação</text:p>
          </table:table-cell>
        </table:table-row>
        <table:table-row>
          <table:table-cell table:style-name="Table7.A2" office:value-type="string">
            <text:p text:style-name="P36"><text:span text:style-name="T4">Fluxo </text:span>principal</text:p>
          </table:table-cell>
          <table:table-cell table:style-name="Table7.B2" office:value-type="string">
            <text:list xml:id="list232910473908810" text:continue-list="list232911414555877" text:style-name="L3">
              <text:list-item text:start-value="1">
                <text:p text:style-name="P61">O administrador acessa a página d<text:span text:style-name="T14">a chamada desejada</text:span></text:p>
              </text:list-item>
              <text:list-item>
                <text:p text:style-name="P80">Seleciona a opção “validar inscrições”</text:p>
              </text:list-item>
              <text:list-item>
                <text:p text:style-name="P80">O sistema inicia um workflow com as informações de cada inscrição por página</text:p>
              </text:list-item>
              <text:list-item>
                <text:p text:style-name="P80">O administrador clica em “validar” ou “invalidar” na tela com as informações de cada inscrição até o fim do workflow</text:p>
              </text:list-item>
              <text:list-item>
                <text:p text:style-name="P80">O sistema apresenta um relatório das inscrições que foram avaliadas</text:p>
              </text:list-item>
            </text:list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>ID</text:p>
          </table:table-cell>
          <table:table-cell table:style-name="Table8.B1" office:value-type="string">
            <text:p text:style-name="P92">UC-12</text:p>
          </table:table-cell>
        </table:table-row>
        <table:table-row>
          <table:table-cell table:style-name="Table8.A2" office:value-type="string">
            <text:p text:style-name="P28">Nome</text:p>
          </table:table-cell>
          <table:table-cell table:style-name="Table8.B2" office:value-type="string">
            <text:p text:style-name="P43">Validar pontuação atribuída automaticamente</text:p>
          </table:table-cell>
        </table:table-row>
        <table:table-row>
          <table:table-cell table:style-name="Table8.A2" office:value-type="string">
            <text:p text:style-name="P28">Ator(es)</text:p>
          </table:table-cell>
          <table:table-cell table:style-name="Table8.B2" office:value-type="string">
            <text:p text:style-name="P42">Administrador</text:p>
          </table:table-cell>
        </table:table-row>
        <table:table-row>
          <table:table-cell table:style-name="Table8.A2" office:value-type="string">
            <text:p text:style-name="P28">Pré-condições</text:p>
          </table:table-cell>
          <table:table-cell table:style-name="Table8.B2" office:value-type="string">
            <text:p text:style-name="P44">A inscrição cuja pontuação será validada já foi validada previamente</text:p>
          </table:table-cell>
        </table:table-row>
        <table:table-row>
          <table:table-cell table:style-name="Table8.A2" office:value-type="string">
            <text:p text:style-name="P36"><text:span text:style-name="T4">Fluxo </text:span>principal</text:p>
          </table:table-cell>
          <table:table-cell table:style-name="Table8.B2" office:value-type="string">
            <text:list xml:id="list232912089479756" text:continue-list="list232910473908810" text:style-name="L3">
              <text:list-item text:start-value="1">
                <text:p text:style-name="P61">O administrador acessa a página d<text:span text:style-name="T14">a chamada desejada</text:span></text:p>
              </text:list-item>
              <text:list-item>
                <text:p text:style-name="P81">Clica em “validar pontuação atribuída automaticamente”</text:p>
              </text:list-item>
              <text:list-item>
                <text:p text:style-name="P81">O sistema apresenta duas tabelas sumário com todas as publicações que foram selecionadas pelo aluno para serem contabilizadas na chamada referente. A primeira tabela se refere às publicações em eventos e a segunda aos periódicos. As informações das tabelas são: título da publicação, data de submissão, data de aceitação, data de publicação, nome do periódico ou conferência, estrato, se for o caso, fator de impacto, e a pontuação conferida à publicação</text:p>
              </text:list-item>
              <text:list-item>
                <text:p text:style-name="P82">Para cada publicação na tabela, o administrador deve optar por invalidar, validar ou validar com alteração (em caso de qualis errado, por exemplo, o administrador deverá atribuir a pontuação adequada)</text:p>
              </text:list-item>
            </text:list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uner Oliveira</meta:initial-creator>
    <meta:creation-date>2016-09-29T17:25:54.595929664</meta:creation-date>
    <dc:date>2017-06-09T23:22:09.085095493</dc:date>
    <meta:editing-duration>PT10H13M21S</meta:editing-duration>
    <meta:editing-cycles>39</meta:editing-cycles>
    <meta:generator>LibreOffice/5.1.6.2$Linux_X86_64 LibreOffice_project/10m0$Build-2</meta:generator>
    <meta:document-statistic meta:table-count="10" meta:image-count="0" meta:object-count="0" meta:page-count="5" meta:paragraph-count="193" meta:word-count="1206" meta:character-count="7457" meta:non-whitespace-character-count="6543"/>
  </office:meta>
</office:document-meta>
</file>